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tr" fo:country="TR" style:font-size-asian="11pt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tr" fo:country="TR" fo:font-style="normal" style:font-size-asian="11pt" style:font-style-asian="normal"/>
    </style:style>
    <style:style style:name="P3" style:family="paragraph" style:parent-style-name="Standard">
      <style:paragraph-properties fo:margin-top="0cm" fo:margin-bottom="0.353cm" loext:contextual-spacing="false" fo:line-height="115%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mbria" fo:font-size="11pt" fo:language="en" fo:country="US" fo:font-style="italic" style:font-size-asian="11pt" style:font-style-asian="italic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fo:language="en" fo:country="US" style:font-size-asian="11pt"/>
    </style:style>
    <style:style style:name="T3" style:family="text">
      <style:text-properties style:font-name="Calibri" fo:font-size="11pt" fo:language="en" fo:country="US" fo:font-style="normal" style:font-size-asian="11pt" style:font-style-asian="normal"/>
    </style:style>
    <style:style style:name="T4" style:family="text">
      <style:text-properties style:font-name="Calibri" fo:font-size="11pt" fo:language="tr" fo:country="TR" style:font-size-asian="11pt"/>
    </style:style>
    <style:style style:name="T5" style:family="text">
      <style:text-properties style:font-name="Calibri" fo:font-size="11pt" fo:language="tr" fo:country="TR" fo:font-style="normal" style:font-size-asian="11pt" style:font-style-asian="normal"/>
    </style:style>
    <style:style style:name="T6" style:family="text">
      <style:text-properties style:font-name="Cambria" fo:font-size="11pt" fo:language="en" fo:country="US" fo:font-style="italic" style:font-size-asian="11pt" style:font-style-asian="italic"/>
    </style:style>
    <style:style style:name="T7" style:family="text">
      <style:text-properties style:font-name="Cambria" fo:font-size="11pt" fo:language="tr" fo:country="TR" fo:font-style="italic" style:font-size-asian="11pt" style:font-style-asian="italic"/>
    </style:style>
    <style:style style:name="T8" style:family="text">
      <style:text-properties fo:language="tr" fo:country="TR"/>
    </style:style>
    <style:style style:name="T9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1">G</text:span><text:span text:style-name="T2">Ö</text:span><text:span text:style-name="T4">R</text:span><text:span text:style-name="T2">Ü</text:span><text:span text:style-name="T4">ŞME FORMU</text:span></text:p>
      <text:p text:style-name="P1"/>
      <text:p text:style-name="P3"><text:span text:style-name="T4">1)Mevcut kullandığınız </text:span><text:span text:style-name="T2">ö</text:span><text:span text:style-name="T4">ğrenci kayıt sisteminde ihtiyacınızı karşılamayan şeyler nelerdir?</text:span></text:p>
      <text:p text:style-name="P3"><text:span text:style-name="T6">Ö</text:span><text:span text:style-name="T7">ğrencilerin, </text:span><text:span text:style-name="T6">ö</text:span><text:span text:style-name="T7">ğretmenlerin ve ders saatlerinin kaydını aynı anda y</text:span><text:span text:style-name="T6">ö</text:span><text:span text:style-name="T7">netememek, farklı programlar kullanmak.Kullanımının kolay ve anlaşılır olmaması.</text:span></text:p>
      <text:p text:style-name="P2"/>
      <text:p text:style-name="P3"><text:span text:style-name="T5">2)Mevcut uygulamada kullanım zorluğu yaşadığınız durumlar nedir?</text:span></text:p>
      <text:p text:style-name="P3"><text:span text:style-name="T7">Ders saatini ayarlarken tek bir ekranda </text:span><text:span text:style-name="T6">ö</text:span><text:span text:style-name="T7">ğretmenlerimizi boş sınıflara otomatik olarak atayamamak.</text:span><text:span text:style-name="T6">Ö</text:span><text:span text:style-name="T7">ğrencilerin mevcutlarına g</text:span><text:span text:style-name="T6">ö</text:span><text:span text:style-name="T7">re uygun derslik se</text:span><text:span text:style-name="T6">ç</text:span><text:span text:style-name="T7">imini uygulama </text:span><text:span text:style-name="T6">ü</text:span><text:span text:style-name="T7">zerinden ayarlayamamak.</text:span></text:p>
      <text:p text:style-name="P2"/>
      <text:p text:style-name="P3"><text:span text:style-name="T5">3)Yeni bir uygulamada ne gibi fonksiyonlar amacınıza hizmet eder?</text:span></text:p>
      <text:p text:style-name="P3"><text:span text:style-name="T7">Y</text:span><text:span text:style-name="T6">ö</text:span><text:span text:style-name="T7">neticilerin erişimi i</text:span><text:span text:style-name="T6">ç</text:span><text:span text:style-name="T7">in admin girişi olmalı. </text:span></text:p>
      <text:p text:style-name="P3"><text:span text:style-name="T7">Anlaşılabilir ve kolay kullanılabilir bir aray</text:span><text:span text:style-name="T6">ü</text:span><text:span text:style-name="T7">z</text:span><text:span text:style-name="T6">ü</text:span><text:span text:style-name="T7"> olmalı <text:s/></text:span></text:p>
      <text:p text:style-name="P3"><text:span text:style-name="T7">Tek bir </text:span><text:span text:style-name="T6">ç</text:span><text:span text:style-name="T7">atı altında y</text:span><text:span text:style-name="T6">ö</text:span><text:span text:style-name="T7">netilmeli. </text:span></text:p>
      <text:p text:style-name="P3"><text:span text:style-name="T6">Ö</text:span><text:span text:style-name="T7">ğretmen bilgilendirme sistemi olmalı. </text:span></text:p>
      <text:p text:style-name="P3"><text:span text:style-name="T7">Boş sınıfları sistem </text:span><text:span text:style-name="T6">ü</text:span><text:span text:style-name="T7">zerinden g</text:span><text:span text:style-name="T6">ö</text:span><text:span text:style-name="T7">r</text:span><text:span text:style-name="T6">ü</text:span><text:span text:style-name="T7">p yeni ders eklenebilmeli veya derslik <text:s/>değişimi yapılabilmeli.</text:span></text:p>
      <text:p text:style-name="P5"/>
      <text:p text:style-name="P3"><text:span text:style-name="T7"><text:s/></text:span><text:span text:style-name="T5">DİDAR G</text:span><text:span text:style-name="T3">Ü</text:span><text:span text:style-name="T5">L </text:span><text:span text:style-name="T3">Ç</text:span><text:span text:style-name="T5">ELİK</text:span></text:p>
      <text:p text:style-name="P3"><text:span text:style-name="T5"><text:s/>BURAK EKİNCİ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19:56:18.787000000</meta:creation-date>
    <dc:date>2022-10-30T19:57:26.999000000</dc:date>
    <meta:editing-duration>PT1M10S</meta:editing-duration>
    <meta:editing-cycles>1</meta:editing-cycles>
    <meta:document-statistic meta:table-count="0" meta:image-count="0" meta:object-count="0" meta:page-count="1" meta:paragraph-count="13" meta:word-count="102" meta:character-count="871" meta:non-whitespace-character-count="774"/>
    <meta:generator>Neat_Office/6.2.8.2$Windows_x86 LibreOffice_project/</meta:generator>
  </office:meta>
</office:document-meta>
</file>